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18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325" calcext:value-type="currency" table:number-columns-spanned="2" table:number-rows-spanned="2">
            <text:p>$325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1-01" calcext:value-type="date">
            <text:p>01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4-12-01" calcext:value-type="date">
            <text:p>12/01/24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4-12-08" calcext:value-type="date">
            <text:p>12/08/24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9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4-12-15" calcext:value-type="date">
            <text:p>12/15/24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4-12-22" calcext:value-type="date">
            <text:p>12/22/24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4-12-29" calcext:value-type="date">
            <text:p>12/29/24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325" calcext:value-type="currency">
            <text:p>$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325" calcext:value-type="currency">
            <text:p>$32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5:54:52.343400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4-12-15T15:57:12.929155474</dc:date>
    <meta:editing-duration>PT2H41M52S</meta:editing-duration>
    <meta:editing-cycles>47</meta:editing-cycles>
    <meta:generator>LibreOffice/7.5.5.2$Linux_X86_64 LibreOffice_project/50$Build-2</meta:generator>
    <meta:document-statistic meta:table-count="1" meta:cell-count="70" meta:object-count="1"/>
  </office:meta>
</office:document-meta>
</file>